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lassA" table:style-name="ta1">
        <table:table-column table:style-name="co1" table:number-columns-repeated="12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RE</text:p>
          </table:table-cell>
          <table:covered-table-cell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1" table:number-rows-spanned="2">
            <text:p>GT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034" calcext:value-type="float">
            <text:p>1034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boolean" office:boolean-value="false" calcext:value-type="boolean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506" calcext:value-type="float">
            <text:p>506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style-name="ce2" table:formula="of:=([.C3]+[.D4])/([.C3]+[.D3]+[.C4]+[.D4])" office:value-type="float" office:value="0.970384373030876" calcext:value-type="float">
            <text:p>0.970384373030876</text:p>
          </table:table-cell>
          <table:table-cell table:style-name="ce2" table:formula="of:=([$ClassA.C6]+[$ClassB.C6]+[$ClassC.C6]+[$ClassD.C6]+[$ClassE.C6])/5" office:value-type="float" office:value="0.984751102709515" calcext:value-type="float">
            <text:p>0.984751102709515</text:p>
          </table:table-cell>
          <table:table-cell/>
          <table:table-cell office:value-type="string" calcext:value-type="string">
            <text:p>Sum</text:p>
          </table:table-cell>
          <table:table-cell table:formula="of:=[.C3]+[.D3]+[.C4]+[.D4]" office:value-type="float" office:value="1587" calcext:value-type="float">
            <text:p>15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style-name="ce2" table:formula="of:=[.C3]/([.C4]+[.C3])" office:value-type="float" office:value="0.981956315289649" calcext:value-type="float">
            <text:p>0.981956315289649</text:p>
          </table:table-cell>
          <table:table-cell table:formula="of:=([$ClassA.C7]+[$ClassB.C7]+[$ClassC.C7]+[$ClassD.C7]+[$ClassE.C7])/5" office:value-type="float" office:value="0.959045748647004" calcext:value-type="float">
            <text:p>0.959045748647004</text:p>
          </table:table-cell>
          <table:table-cell table:number-columns-repeated="7"/>
          <table:table-cell table:style-name="ce3" office:value-type="float" office:value="1.12231" calcext:value-type="float">
            <text:p>1.12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style-name="ce2" table:formula="of:=[.C3]/([.C3]+[.D3])" office:value-type="float" office:value="0.973634651600753" calcext:value-type="float">
            <text:p>0.973634651600753</text:p>
          </table:table-cell>
          <table:table-cell table:style-name="ce2" table:formula="of:=([$ClassA.C8]+[$ClassB.C8]+[$ClassC.C8]+[$ClassD.C8]+[$ClassE.C8])/5" office:value-type="float" office:value="0.812310707928681" calcext:value-type="float">
            <text:p>0.8123107079286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style-name="ce2" table:formula="of:=2/(1/[.C7] + 1/[.C8])" office:value-type="float" office:value="0.977777777777778" calcext:value-type="float">
            <text:p>0.977777777777778</text:p>
          </table:table-cell>
          <table:table-cell table:formula="of:=([$ClassA.C9]+[$ClassB.C9]+[$ClassC.C9]+[$ClassD.C9]+[$ClassE.C9])/5" office:value-type="float" office:value="0.840642526886141" calcext:value-type="float">
            <text:p>0.84064252688614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8"/>
        </table:table-row>
      </table:table>
      <table:table table:name="ClassB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RE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GT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/>
          <table:table-cell table:style-name="ce1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table:formula="of:=[$ClassA.G6]-[.C3]-[.D3]-[.C4]" office:value-type="float" office:value="1474" calcext:value-type="float">
            <text:p>1474</text:p>
          </table:table-cell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formula="of:=([.C3]+[.D4])/([.C3]+[.D3]+[.C4]+[.D4])" office:value-type="float" office:value="0.984877126654064" calcext:value-type="float">
            <text:p>0.984877126654064</text:p>
          </table:table-cell>
          <table:table-cell table:style-name="ce2" table:formula="of:=([$ClassA.C6]+[$ClassB.C6]+[$ClassC.C6]+[$ClassD.C6]+[$ClassE.C6])/5" office:value-type="float" office:value="0.984751102709515" calcext:value-type="float">
            <text:p>0.984751102709515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formula="of:=[.C3]/([.C4]+[.C3])" office:value-type="float" office:value="0.881188118811881" calcext:value-type="float">
            <text:p>0.881188118811881</text:p>
          </table:table-cell>
          <table:table-cell table:formula="of:=([$ClassA.C7]+[$ClassB.C7]+[$ClassC.C7]+[$ClassD.C7]+[$ClassE.C7])/5" office:value-type="float" office:value="0.959045748647004" calcext:value-type="float">
            <text:p>0.959045748647004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formula="of:=[.C3]/([.C3]+[.D3])" office:value-type="float" office:value="0.881188118811881" calcext:value-type="float">
            <text:p>0.881188118811881</text:p>
          </table:table-cell>
          <table:table-cell table:style-name="ce2" table:formula="of:=([$ClassA.C8]+[$ClassB.C8]+[$ClassC.C8]+[$ClassD.C8]+[$ClassE.C8])/5" office:value-type="float" office:value="0.812310707928681" calcext:value-type="float">
            <text:p>0.812310707928681</text:p>
          </table:table-cell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formula="of:=2/(1/[.C7] + 1/[.C8])" office:value-type="float" office:value="0.881188118811881" calcext:value-type="float">
            <text:p>0.881188118811881</text:p>
          </table:table-cell>
          <table:table-cell table:formula="of:=([$ClassA.C9]+[$ClassB.C9]+[$ClassC.C9]+[$ClassD.C9]+[$ClassE.C9])/5" office:value-type="float" office:value="0.840642526886141" calcext:value-type="float">
            <text:p>0.840642526886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</table:table-row>
      </table:table>
      <table:table table:name="ClassC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RE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GT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98" calcext:value-type="float">
            <text:p>3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/>
          <table:table-cell table:style-name="ce1" office:value-type="boolean" office:boolean-value="false" calcext:value-type="boolean">
            <text:p>FALSE</text:p>
          </table:table-cell>
          <table:table-cell office:value-type="float" office:value="29" calcext:value-type="float">
            <text:p>29</text:p>
          </table:table-cell>
          <table:table-cell table:formula="of:=[$ClassA.G6]-[.C3]-[.D3]-[.C4]" office:value-type="float" office:value="1142" calcext:value-type="float">
            <text:p>1142</text:p>
          </table:table-cell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formula="of:=([.C3]+[.D4])/([.C3]+[.D3]+[.C4]+[.D4])" office:value-type="float" office:value="0.970384373030876" calcext:value-type="float">
            <text:p>0.970384373030876</text:p>
          </table:table-cell>
          <table:table-cell table:style-name="ce2" table:formula="of:=([$ClassA.C6]+[$ClassB.C6]+[$ClassC.C6]+[$ClassD.C6]+[$ClassE.C6])/5" office:value-type="float" office:value="0.984751102709515" calcext:value-type="float">
            <text:p>0.984751102709515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formula="of:=[.C3]/([.C4]+[.C3])" office:value-type="float" office:value="0.93208430913349" calcext:value-type="float">
            <text:p>0.93208430913349</text:p>
          </table:table-cell>
          <table:table-cell table:formula="of:=([$ClassA.C7]+[$ClassB.C7]+[$ClassC.C7]+[$ClassD.C7]+[$ClassE.C7])/5" office:value-type="float" office:value="0.959045748647004" calcext:value-type="float">
            <text:p>0.959045748647004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formula="of:=[.C3]/([.C3]+[.D3])" office:value-type="float" office:value="0.956730769230769" calcext:value-type="float">
            <text:p>0.956730769230769</text:p>
          </table:table-cell>
          <table:table-cell table:style-name="ce2" table:formula="of:=([$ClassA.C8]+[$ClassB.C8]+[$ClassC.C8]+[$ClassD.C8]+[$ClassE.C8])/5" office:value-type="float" office:value="0.812310707928681" calcext:value-type="float">
            <text:p>0.812310707928681</text:p>
          </table:table-cell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formula="of:=2/(1/[.C7] + 1/[.C8])" office:value-type="float" office:value="0.944246737841044" calcext:value-type="float">
            <text:p>0.944246737841044</text:p>
          </table:table-cell>
          <table:table-cell table:formula="of:=([$ClassA.C9]+[$ClassB.C9]+[$ClassC.C9]+[$ClassD.C9]+[$ClassE.C9])/5" office:value-type="float" office:value="0.840642526886141" calcext:value-type="float">
            <text:p>0.840642526886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</table:table-row>
      </table:table>
      <table:table table:name="ClassD" table:style-name="ta1"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style-name="ce12" office:value-type="string" calcext:value-type="string" table:number-columns-spanned="2" table:number-rows-spanned="1">
            <text:p>PRE</text:p>
          </table:table-cell>
          <table:covered-table-cell table:style-name="ce12"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POSITIVE</text:p>
          </table:table-cell>
          <table:table-cell table:style-name="ce12" office:value-type="string" calcext:value-type="string">
            <text:p>NEGATIV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G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table:style-name="ce5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$ClassA.G6]-[.C3]-[.D3]-[.C4]" office:value-type="float" office:value="1583" calcext:value-type="float">
            <text:p>1583</text:p>
          </table:table-cell>
        </table:table-row>
        <table:table-row table:style-name="ro1"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style-name="ce7" table:formula="of:=([.C3]+[.D4])/([.C3]+[.D3]+[.C4]+[.D4])" office:value-type="float" office:value="0.998109640831758" calcext:value-type="float">
            <text:p>0.998109640831758</text:p>
          </table:table-cell>
          <table:table-cell table:style-name="ce2" table:formula="of:=([$ClassA.C6]+[$ClassB.C6]+[$ClassC.C6]+[$ClassD.C6]+[$ClassE.C6])/5" office:value-type="float" office:value="0.984751102709515" calcext:value-type="float">
            <text:p>0.984751102709515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style-name="ce7" table:formula="of:=[.C3]/([.C4]+[.C3])" office:value-type="float" office:value="1" calcext:value-type="float">
            <text:p>1</text:p>
          </table:table-cell>
          <table:table-cell table:formula="of:=([$ClassA.C7]+[$ClassB.C7]+[$ClassC.C7]+[$ClassD.C7]+[$ClassE.C7])/5" office:value-type="float" office:value="0.959045748647004" calcext:value-type="float">
            <text:p>0.959045748647004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style-name="ce7" table:formula="of:=[.C3]/([.C3]+[.D3])" office:value-type="float" office:value="0.25" calcext:value-type="float">
            <text:p>0.25</text:p>
          </table:table-cell>
          <table:table-cell table:style-name="ce2" table:formula="of:=([$ClassA.C8]+[$ClassB.C8]+[$ClassC.C8]+[$ClassD.C8]+[$ClassE.C8])/5" office:value-type="float" office:value="0.812310707928681" calcext:value-type="float">
            <text:p>0.812310707928681</text:p>
          </table:table-cell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style-name="ce7" table:formula="of:=2/(1/[.C7] + 1/[.C8])" office:value-type="float" office:value="0.4" calcext:value-type="float">
            <text:p>0.4</text:p>
          </table:table-cell>
          <table:table-cell table:formula="of:=([$ClassA.C9]+[$ClassB.C9]+[$ClassC.C9]+[$ClassD.C9]+[$ClassE.C9])/5" office:value-type="float" office:value="0.840642526886141" calcext:value-type="float">
            <text:p>0.840642526886141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verage</text:p>
          </table:table-cell>
        </table:table-row>
      </table:table>
      <table:table table:name="ClassE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RE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GT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$ClassA.G6]-[.C3]-[.D3]-[.C4]" office:value-type="float" office:value="1583" calcext:value-type="float">
            <text:p>1583</text:p>
          </table:table-cell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formula="of:=([.C3]+[.D4])/([.C3]+[.D3]+[.C4]+[.D4])" office:value-type="float" office:value="1" calcext:value-type="float">
            <text:p>1</text:p>
          </table:table-cell>
          <table:table-cell table:style-name="ce2" table:formula="of:=([$ClassA.C6]+[$ClassB.C6]+[$ClassC.C6]+[$ClassD.C6]+[$ClassE.C6])/5" office:value-type="float" office:value="0.984751102709515" calcext:value-type="float">
            <text:p>0.984751102709515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formula="of:=[.C3]/([.C4]+[.C3])" office:value-type="float" office:value="1" calcext:value-type="float">
            <text:p>1</text:p>
          </table:table-cell>
          <table:table-cell table:formula="of:=([$ClassA.C7]+[$ClassB.C7]+[$ClassC.C7]+[$ClassD.C7]+[$ClassE.C7])/5" office:value-type="float" office:value="0.959045748647004" calcext:value-type="float">
            <text:p>0.959045748647004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formula="of:=[.C3]/([.C3]+[.D3])" office:value-type="float" office:value="1" calcext:value-type="float">
            <text:p>1</text:p>
          </table:table-cell>
          <table:table-cell table:style-name="ce2" table:formula="of:=([$ClassA.C8]+[$ClassB.C8]+[$ClassC.C8]+[$ClassD.C8]+[$ClassE.C8])/5" office:value-type="float" office:value="0.812310707928681" calcext:value-type="float">
            <text:p>0.812310707928681</text:p>
          </table:table-cell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formula="of:=2/(1/[.C7] + 1/[.C8])" office:value-type="float" office:value="1" calcext:value-type="float">
            <text:p>1</text:p>
          </table:table-cell>
          <table:table-cell table:formula="of:=([$ClassA.C9]+[$ClassB.C9]+[$ClassC.C9]+[$ClassD.C9]+[$ClassE.C9])/5" office:value-type="float" office:value="0.840642526886141" calcext:value-type="float">
            <text:p>0.840642526886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0">
      <number:number number:decimal-places="17" number:min-decimal-places="17" number:min-integer-digits="1"/>
    </number:number-style>
    <number:number-style style:name="N119">
      <number:number number:decimal-places="18" number:min-decimal-places="18" number:min-integer-digits="1"/>
    </number:number-style>
    <number:number-style style:name="N118">
      <number:number number:decimal-places="19" number:min-decimal-places="19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9T00:22:33.612179326</dc:date>
    <meta:editing-duration>PT1H41M53S</meta:editing-duration>
    <meta:editing-cycles>10</meta:editing-cycles>
    <meta:generator>LibreOffice/7.3.7.2$Linux_X86_64 LibreOffice_project/30$Build-2</meta:generator>
    <meta:document-statistic meta:table-count="5" meta:cell-count="118" meta:object-count="0"/>
  </office:meta>
</office:document-meta>
</file>